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lfaxAI" svg:font-family="ColfaxAI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4">
      <loext:graphic-properties draw:fill="none"/>
      <style:paragraph-properties fo:margin-left="1.101cm" fo:margin-right="0cm" fo:text-indent="-0.3cm" style:auto-text-indent="false" fo:background-color="transparent">
        <style:tab-stops>
          <style:tab-stop style:position="1.603cm"/>
        </style:tab-stops>
      </style:paragraph-properties>
      <style:text-properties fo:font-size="16pt" officeooo:rsid="0019d730" officeooo:paragraph-rsid="0019d730" style:font-size-asian="14pt" style:font-size-complex="16pt"/>
    </style:style>
    <style:style style:name="P2" style:family="paragraph" style:parent-style-name="Standard" style:list-style-name="L1">
      <style:text-properties officeooo:paragraph-rsid="0019d730"/>
    </style:style>
    <style:style style:name="P3" style:family="paragraph" style:parent-style-name="Standard">
      <style:text-properties officeooo:paragraph-rsid="0019d730"/>
    </style:style>
    <style:style style:name="P4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>
        <style:tab-stops>
          <style:tab-stop style:position="0cm"/>
          <style:tab-stop style:position="1.603cm"/>
        </style:tab-stops>
      </style:paragraph-properties>
      <style:text-properties officeooo:paragraph-rsid="0019d730"/>
    </style:style>
    <style:style style:name="P5" style:family="paragraph" style:parent-style-name="Standard">
      <loext:graphic-properties draw:fill="none"/>
      <style:paragraph-properties fo:margin-left="1.3cm" fo:margin-right="0cm" fo:text-indent="0cm" style:auto-text-indent="false" fo:background-color="transparent">
        <style:tab-stops>
          <style:tab-stop style:position="1.603cm"/>
        </style:tab-stops>
      </style:paragraph-properties>
      <style:text-properties officeooo:paragraph-rsid="0019d730"/>
    </style:style>
    <style:style style:name="P6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>
        <style:tab-stops>
          <style:tab-stop style:position="1.603cm"/>
        </style:tab-stops>
      </style:paragraph-properties>
      <style:text-properties officeooo:paragraph-rsid="0019d730"/>
    </style:style>
    <style:style style:name="P7" style:family="paragraph" style:parent-style-name="Standard">
      <loext:graphic-properties draw:fill="none"/>
      <style:paragraph-properties fo:margin-left="1cm" fo:margin-right="0cm" fo:text-indent="0cm" style:auto-text-indent="false" fo:background-color="transparent">
        <style:tab-stops>
          <style:tab-stop style:position="1.603cm"/>
        </style:tab-stops>
      </style:paragraph-properties>
      <style:text-properties officeooo:paragraph-rsid="0019d730"/>
    </style:style>
    <style:style style:name="P8" style:family="paragraph" style:parent-style-name="Standard" style:list-style-name="L1" style:master-page-name="">
      <loext:graphic-properties draw:fill="none"/>
      <style:paragraph-properties fo:margin-left="1.101cm" fo:margin-right="0cm" fo:text-indent="-0.6cm" style:auto-text-indent="false" style:page-number="auto" fo:background-color="transparent">
        <style:tab-stops>
          <style:tab-stop style:position="0.213cm"/>
        </style:tab-stops>
      </style:paragraph-properties>
      <style:text-properties officeooo:paragraph-rsid="0019d730"/>
    </style:style>
    <style:style style:name="P9" style:family="paragraph" style:parent-style-name="Standard">
      <loext:graphic-properties draw:fill="none"/>
      <style:paragraph-properties fo:margin-left="1.101cm" fo:margin-right="0cm" fo:text-indent="-0.3cm" style:auto-text-indent="false" fo:background-color="transparent">
        <style:tab-stops>
          <style:tab-stop style:position="1.603cm"/>
        </style:tab-stops>
      </style:paragraph-properties>
      <style:text-properties style:font-name="Liberation Sans" fo:font-size="16pt" officeooo:rsid="0019d730" officeooo:paragraph-rsid="0019d730" style:font-size-asian="14pt" style:font-size-complex="16pt"/>
    </style:style>
    <style:style style:name="P10" style:family="paragraph" style:parent-style-name="Standard">
      <loext:graphic-properties draw:fill="none"/>
      <style:paragraph-properties fo:margin-left="1.101cm" fo:margin-right="0cm" fo:text-align="justify" style:justify-single-word="false" fo:text-indent="-0.3cm" style:auto-text-indent="false" fo:background-color="transparent">
        <style:tab-stops>
          <style:tab-stop style:position="1.603cm"/>
        </style:tab-stops>
      </style:paragraph-properties>
      <style:text-properties style:font-name="Liberation Sans" fo:font-size="16pt" officeooo:rsid="0019d730" officeooo:paragraph-rsid="0019d730" style:font-size-asian="14pt" style:font-size-complex="16pt"/>
    </style:style>
    <style:style style:name="P11" style:family="paragraph" style:parent-style-name="Standard" style:list-style-name="L4" style:master-page-name="">
      <loext:graphic-properties draw:fill="none"/>
      <style:paragraph-properties fo:margin-left="1.101cm" fo:margin-right="0cm" fo:text-indent="-0.3cm" style:auto-text-indent="false" style:page-number="auto" fo:background-color="transparent">
        <style:tab-stops>
          <style:tab-stop style:position="1.603cm"/>
        </style:tab-stops>
      </style:paragraph-properties>
      <style:text-properties style:font-name="Liberation Sans" fo:font-size="16pt" style:text-underline-style="solid" style:text-underline-width="auto" style:text-underline-color="font-color" officeooo:rsid="0019d730" officeooo:paragraph-rsid="0019d730" style:font-size-asian="14pt" style:font-size-complex="16pt"/>
    </style:style>
    <style:style style:name="P12" style:family="paragraph" style:parent-style-name="Standard" style:list-style-name="L4" style:master-page-name="">
      <loext:graphic-properties draw:fill="none"/>
      <style:paragraph-properties fo:margin-left="1.6cm" fo:margin-right="0cm" fo:text-indent="-0.801cm" style:auto-text-indent="false" style:page-number="auto" fo:background-color="transparent">
        <style:tab-stops>
          <style:tab-stop style:position="-0.605cm"/>
          <style:tab-stop style:position="0.034cm"/>
        </style:tab-stops>
      </style:paragraph-properties>
      <style:text-properties style:text-underline-style="solid" style:text-underline-width="auto" style:text-underline-color="font-color" officeooo:paragraph-rsid="0019d730"/>
    </style:style>
    <style:style style:name="P13" style:family="paragraph" style:parent-style-name="Standard">
      <loext:graphic-properties draw:fill="none"/>
      <style:paragraph-properties fo:margin-left="1.6cm" fo:margin-right="0cm" fo:text-indent="-0.801cm" style:auto-text-indent="false" fo:background-color="transparent">
        <style:tab-stops>
          <style:tab-stop style:position="-0.605cm"/>
          <style:tab-stop style:position="0.034cm"/>
        </style:tab-stops>
      </style:paragraph-properties>
      <style:text-properties style:text-underline-style="solid" style:text-underline-width="auto" style:text-underline-color="font-color" officeooo:paragraph-rsid="0019d730"/>
    </style:style>
    <style:style style:name="P14" style:family="paragraph" style:parent-style-name="Standard" style:master-page-name="">
      <loext:graphic-properties draw:fill="none"/>
      <style:paragraph-properties fo:margin-left="1.101cm" fo:margin-right="0cm" fo:text-align="justify" style:justify-single-word="false" fo:text-indent="-0.801cm" style:auto-text-indent="false" style:page-number="auto" fo:background-color="transparent">
        <style:tab-stops>
          <style:tab-stop style:position="-0.605cm"/>
          <style:tab-stop style:position="0.034cm"/>
        </style:tab-stops>
      </style:paragraph-properties>
      <style:text-properties style:text-underline-style="none" officeooo:paragraph-rsid="0019d730"/>
    </style:style>
    <style:style style:name="P15" style:family="paragraph" style:parent-style-name="Standard" style:list-style-name="L6">
      <style:text-properties officeooo:rsid="001a6f4e" officeooo:paragraph-rsid="001a6f4e"/>
    </style:style>
    <style:style style:name="P16" style:family="paragraph" style:parent-style-name="Standard">
      <style:text-properties officeooo:rsid="001a6f4e" officeooo:paragraph-rsid="001a6f4e"/>
    </style:style>
    <style:style style:name="P17" style:family="paragraph" style:parent-style-name="Standard" style:master-page-name="">
      <loext:graphic-properties draw:fill="none"/>
      <style:paragraph-properties fo:margin-left="1.199cm" fo:margin-right="0.7cm" fo:text-align="justify" style:justify-single-word="false" fo:text-indent="0cm" style:auto-text-indent="false" style:page-number="auto" fo:background-color="transparent"/>
      <style:text-properties officeooo:paragraph-rsid="001a6f4e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19d730" style:font-size-asian="14pt" style:font-size-complex="16pt"/>
    </style:style>
    <style:style style:name="T3" style:family="text">
      <style:text-properties fo:font-size="16pt" officeooo:rsid="001a6f4e" style:font-size-asian="14pt" style:font-size-complex="16pt"/>
    </style:style>
    <style:style style:name="T4" style:family="text">
      <style:text-properties fo:font-variant="normal" fo:text-transform="none" fo:color="#353740" loext:opacity="100%" fo:font-size="16pt" fo:letter-spacing="normal" style:font-size-asian="14pt" style:font-size-complex="16pt"/>
    </style:style>
    <style:style style:name="T5" style:family="text">
      <style:text-properties fo:font-variant="normal" fo:text-transform="none" fo:color="#353740" loext:opacity="100%" fo:font-size="16pt" fo:letter-spacing="normal" officeooo:rsid="0019d730" style:font-size-asian="14pt" style:font-size-complex="16pt"/>
    </style:style>
    <style:style style:name="T6" style:family="text">
      <style:text-properties fo:font-variant="normal" fo:text-transform="none" fo:color="#353740" loext:opacity="100%" style:font-name="ColfaxAI" fo:font-size="16pt" fo:letter-spacing="normal" fo:font-style="normal" fo:font-weight="normal" officeooo:rsid="0019d730" style:font-size-asian="14pt" style:font-size-complex="16pt"/>
    </style:style>
    <style:style style:name="T7" style:family="text">
      <style:text-properties fo:font-variant="normal" fo:text-transform="none" fo:color="#353740" loext:opacity="100%" style:font-name="ColfaxAI" fo:font-size="11.8999996185303pt" fo:letter-spacing="normal" fo:font-style="normal" fo:font-weight="normal"/>
    </style:style>
    <style:style style:name="T8" style:family="text">
      <style:text-properties fo:font-variant="normal" fo:text-transform="none" fo:color="#353740" loext:opacity="100%" style:font-name="ColfaxAI" fo:font-size="11.8999996185303pt" fo:letter-spacing="normal" fo:font-style="normal" fo:font-weight="normal" style:font-size-asian="14pt" style:font-size-complex="16pt"/>
    </style:style>
    <style:style style:name="T9" style:family="text">
      <style:text-properties fo:font-variant="normal" fo:text-transform="none" fo:color="#353740" loext:opacity="100%" style:font-name="ColfaxAI" fo:font-size="11.8999996185303pt" fo:letter-spacing="normal" fo:font-style="normal" fo:font-weight="normal" officeooo:rsid="0019d730" style:font-size-asian="14pt" style:font-size-complex="16pt"/>
    </style:style>
    <style:style style:name="T10" style:family="text">
      <style:text-properties fo:font-variant="normal" fo:text-transform="none" fo:color="#353740" loext:opacity="100%" style:font-name="ColfaxAI" fo:font-size="11.8999996185303pt" fo:letter-spacing="normal" fo:font-style="normal" fo:font-weight="normal" officeooo:rsid="001a6f4e" style:font-size-asian="14pt" style:font-size-complex="16pt"/>
    </style:style>
    <style:style style:name="T11" style:family="text">
      <style:text-properties fo:font-variant="normal" fo:text-transform="none" fo:color="#353740" loext:opacity="100%" style:font-name="ColfaxAI" fo:letter-spacing="normal" fo:font-style="normal" fo:font-weight="normal"/>
    </style:style>
    <style:style style:name="T12" style:family="text">
      <style:text-properties fo:font-variant="normal" fo:text-transform="none" fo:color="#353740" loext:opacity="100%" style:font-name="ColfaxAI" fo:letter-spacing="normal" fo:font-style="normal" fo:font-weight="normal" officeooo:rsid="0019d730"/>
    </style:style>
    <style:style style:name="T13" style:family="text">
      <style:text-properties fo:font-variant="normal" fo:text-transform="none" fo:color="#353740" loext:opacity="100%" fo:letter-spacing="normal" fo:font-style="normal" fo:font-weight="normal"/>
    </style:style>
    <style:style style:name="T14" style:family="text">
      <style:text-properties fo:font-variant="normal" fo:text-transform="none" fo:color="#353740" loext:opacity="100%" style:font-name="Liberation Sans" fo:font-size="16pt" fo:letter-spacing="normal" fo:font-style="normal" fo:font-weight="normal" officeooo:rsid="001a6f4e" style:font-size-asian="14pt" style:font-size-complex="16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7cm" fo:text-indent="-0.635cm" fo:margin-left="1.6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305cm" fo:text-indent="-0.635cm" fo:margin-left="2.3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94cm" fo:text-indent="-0.635cm" fo:margin-left="2.9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75cm" fo:text-indent="-0.635cm" fo:margin-left="3.5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21cm" fo:text-indent="-0.635cm" fo:margin-left="4.2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845cm" fo:text-indent="-0.635cm" fo:margin-left="4.8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48cm" fo:text-indent="-0.635cm" fo:margin-left="5.4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115cm" fo:text-indent="-0.635cm" fo:margin-left="6.1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75cm" fo:text-indent="-0.635cm" fo:margin-left="6.7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385cm" fo:text-indent="-0.635cm" fo:margin-left="7.3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/></text:p>
      <text:list xml:id="list906410543" text:style-name="L6">
        <text:list-item>
          <text:p text:style-name="P15"><text:span text:style-name="T2">W</text:span><text:span text:style-name="T1">hat Is Hooks in React Js?</text:span></text:p>
        </text:list-item>
      </text:list>
      <text:p text:style-name="P16"><text:span text:style-name="T1"/></text:p>
      <text:p text:style-name="P17"><text:span text:style-name="T8">Hooks</text:span><text:span text:style-name="T4"> </text:span><text:span text:style-name="T8">are</text:span><text:span text:style-name="T4"> </text:span><text:span text:style-name="T8">functions</text:span><text:span text:style-name="T4"> </text:span><text:span text:style-name="T8">that</text:span><text:span text:style-name="T4"> </text:span><text:span text:style-name="T8">let</text:span><text:span text:style-name="T4"> </text:span><text:span text:style-name="T8">you</text:span><text:span text:style-name="T4"> “</text:span><text:span text:style-name="T8">hook</text:span><text:span text:style-name="T4"> </text:span><text:span text:style-name="T8">into</text:span><text:span text:style-name="T4">” </text:span><text:span text:style-name="T8">React</text:span><text:span text:style-name="T4"> </text:span><text:span text:style-name="T8">state</text:span><text:span text:style-name="T4"> </text:span><text:span text:style-name="T8">and</text:span><text:span text:style-name="T4"> </text:span><text:span text:style-name="T8">lifecycle</text:span><text:span text:style-name="T4"> </text:span><text:span text:style-name="T8">features</text:span><text:span text:style-name="T4"> </text:span><text:span text:style-name="T8">from</text:span><text:span text:style-name="T4"> </text:span><text:span text:style-name="T8">function</text:span><text:span text:style-name="T4"> </text:span><text:span text:style-name="T8">components.</text:span><text:span text:style-name="T4"> </text:span><text:span text:style-name="T8">Hooks</text:span><text:span text:style-name="T4"> </text:span><text:span text:style-name="T8">allow</text:span><text:span text:style-name="T4"> </text:span><text:span text:style-name="T8">you</text:span><text:span text:style-name="T4"> </text:span><text:span text:style-name="T8">to</text:span><text:span text:style-name="T4"> </text:span><text:span text:style-name="T8">use</text:span><text:span text:style-name="T4"> </text:span><text:span text:style-name="T8">React</text:span><text:span text:style-name="T4"> </text:span><text:span text:style-name="T8">features</text:span><text:span text:style-name="T4"> </text:span><text:span text:style-name="T8">without</text:span><text:span text:style-name="T4"> </text:span><text:span text:style-name="T8">writing</text:span><text:span text:style-name="T4"> </text:span><text:span text:style-name="T8">a</text:span><text:span text:style-name="T4"> </text:span><text:span text:style-name="T8">class.</text:span><text:span text:style-name="T4"> </text:span><text:span text:style-name="T8">Hooks</text:span><text:span text:style-name="T4"> </text:span><text:span text:style-name="T8">provide</text:span><text:span text:style-name="T4"> </text:span><text:span text:style-name="T8">access</text:span><text:span text:style-name="T4"> </text:span><text:span text:style-name="T8">to</text:span><text:span text:style-name="T4"> </text:span><text:span text:style-name="T8">React</text:span><text:span text:style-name="T4"> </text:span><text:span text:style-name="T8">features</text:span><text:span text:style-name="T4"> </text:span><text:span text:style-name="T8">such</text:span><text:span text:style-name="T4"> </text:span><text:span text:style-name="T8">as</text:span><text:span text:style-name="T4"> </text:span><text:span text:style-name="T8">state</text:span><text:span text:style-name="T4"> </text:span><text:span text:style-name="T8">and</text:span><text:span text:style-name="T4"> </text:span><text:span text:style-name="T8">lifecycle</text:span><text:span text:style-name="T4"> </text:span><text:span text:style-name="T8">methods</text:span><text:span text:style-name="T4"> </text:span><text:span text:style-name="T8">in</text:span><text:span text:style-name="T4"> </text:span><text:span text:style-name="T8">function</text:span><text:span text:style-name="T4"> </text:span><text:span text:style-name="T8">components,</text:span><text:span text:style-name="T4"> </text:span><text:span text:style-name="T8">which</text:span><text:span text:style-name="T4"> </text:span><text:span text:style-name="T8">are</text:span><text:span text:style-name="T4"> </text:span><text:span text:style-name="T8">otherwise</text:span><text:span text:style-name="T4"> </text:span><text:span text:style-name="T8">only</text:span><text:span text:style-name="T4"> </text:span><text:span text:style-name="T8">available</text:span><text:span text:style-name="T4"> </text:span><text:span text:style-name="T8">when</text:span><text:span text:style-name="T4"> </text:span><text:span text:style-name="T8">writing</text:span><text:span text:style-name="T4"> </text:span><text:span text:style-name="T8">class-based</text:span><text:span text:style-name="T4"> </text:span><text:span text:style-name="T8">components.</text:span><text:span text:style-name="T4"> </text:span><text:span text:style-name="T8">They</text:span><text:span text:style-name="T4"> </text:span><text:span text:style-name="T8">also</text:span><text:span text:style-name="T4"> </text:span><text:span text:style-name="T8">allow</text:span><text:span text:style-name="T4"> </text:span><text:span text:style-name="T8">you</text:span><text:span text:style-name="T4"> </text:span><text:span text:style-name="T8">to</text:span><text:span text:style-name="T4"> </text:span><text:span text:style-name="T8">share</text:span><text:span text:style-name="T4"> </text:span><text:span text:style-name="T8">logic</text:span><text:span text:style-name="T4"> </text:span><text:span text:style-name="T8">between</text:span><text:span text:style-name="T4"> </text:span><text:span text:style-name="T8">multiple</text:span><text:span text:style-name="T4"> </text:span><text:span text:style-name="T8">components.</text:span></text:p>
      <text:p text:style-name="P3"><text:span text:style-name="T2"/></text:p>
      <text:p text:style-name="P3"><text:span text:style-name="T2"/></text:p>
      <text:list xml:id="list2660283010" text:style-name="L1">
        <text:list-item>
          <text:p text:style-name="P2"><text:span text:style-name="T2">List out of all hooks in React Js</text:span></text:p>
          <text:p text:style-name="P2"><text:span text:style-name="T6"><text:s/></text:span></text:p>
          <text:p text:style-name="P8"><text:span text:style-name="T6"><text:s/></text:span><text:span text:style-name="T9">1.</text:span><text:span text:style-name="T5"> </text:span><text:span text:style-name="T9">useState</text:span></text:p>
        </text:list-item>
      </text:list>
      <text:p text:style-name="P4"><text:span text:style-name="T9">2.</text:span><text:span text:style-name="T5"> </text:span><text:span text:style-name="T9">useEffect</text:span></text:p>
      <text:p text:style-name="P5"><text:span text:style-name="T9">3.</text:span><text:span text:style-name="T5"> </text:span><text:span text:style-name="T9">useContext</text:span></text:p>
      <text:p text:style-name="P5"><text:span text:style-name="T9">4.</text:span><text:span text:style-name="T5"> </text:span><text:span text:style-name="T9">useReducer</text:span></text:p>
      <text:p text:style-name="P5"><text:span text:style-name="T9">5.</text:span><text:span text:style-name="T5"> </text:span><text:span text:style-name="T9">useCallback</text:span></text:p>
      <text:p text:style-name="P5"><text:span text:style-name="T9">6.</text:span><text:span text:style-name="T5"> </text:span><text:span text:style-name="T9">useMemo</text:span></text:p>
      <text:p text:style-name="P5"><text:span text:style-name="T9">7.</text:span><text:span text:style-name="T5"> </text:span><text:span text:style-name="T9">useRef</text:span></text:p>
      <text:p text:style-name="P5"><text:span text:style-name="T9">8.</text:span><text:span text:style-name="T5"> </text:span><text:span text:style-name="T9">useImperativeHandle</text:span></text:p>
      <text:p text:style-name="P5"><text:span text:style-name="T9">9.</text:span><text:span text:style-name="T5"> </text:span><text:span text:style-name="T9">useLayoutEffect</text:span></text:p>
      <text:p text:style-name="P6"><text:span text:style-name="T9">10.</text:span><text:span text:style-name="T5"> </text:span><text:span text:style-name="T9">useDebugValue</text:span></text:p>
      <text:p text:style-name="P7"><text:span text:style-name="T9"/></text:p>
      <text:p text:style-name="P7"><text:span text:style-name="T9"/></text:p>
      <text:p text:style-name="P7"><text:span text:style-name="T9"/></text:p>
      <text:list xml:id="list955941672" text:style-name="L4">
        <text:list-item>
          <text:p text:style-name="P11"><text:span text:style-name="T13">UseState</text:span></text:p>
        </text:list-item>
      </text:list>
      <text:p text:style-name="P9"><text:span text:style-name="T13"/></text:p>
      <text:p text:style-name="P10"><text:span text:style-name="T7"><text:s/>The</text:span><text:span text:style-name="T13"> </text:span><text:span text:style-name="T7">useState</text:span><text:span text:style-name="T13"> </text:span><text:span text:style-name="T7">hook</text:span><text:span text:style-name="T13"> </text:span><text:span text:style-name="T7">allows</text:span><text:span text:style-name="T13"> </text:span><text:span text:style-name="T7">a</text:span><text:span text:style-name="T13"> </text:span><text:span text:style-name="T7">functional</text:span><text:span text:style-name="T13"> </text:span><text:span text:style-name="T7">component</text:span><text:span text:style-name="T13"> </text:span><text:span text:style-name="T7">to</text:span><text:span text:style-name="T13"> </text:span><text:span text:style-name="T7">manage</text:span><text:span text:style-name="T13"> </text:span><text:span text:style-name="T7">its</text:span><text:span text:style-name="T13"> </text:span><text:span text:style-name="T7">own</text:span><text:span text:style-name="T13"> </text:span><text:span text:style-name="T7">state.</text:span><text:span text:style-name="T13"> </text:span><text:span text:style-name="T7">It</text:span><text:span text:style-name="T13"> </text:span><text:span text:style-name="T7">takes</text:span><text:span text:style-name="T13"> </text:span><text:span text:style-name="T7">a</text:span><text:span text:style-name="T13"> </text:span><text:span text:style-name="T7">single</text:span><text:span text:style-name="T13"> </text:span><text:span text:style-name="T7">argument</text:span><text:span text:style-name="T13"> </text:span><text:span text:style-name="T7">which</text:span><text:span text:style-name="T13"> </text:span><text:span text:style-name="T7">is</text:span><text:span text:style-name="T13"> </text:span><text:span text:style-name="T7">the</text:span><text:span text:style-name="T13"> </text:span><text:span text:style-name="T7">initial</text:span><text:span text:style-name="T13"> </text:span><text:span text:style-name="T7">state</text:span><text:span text:style-name="T13"> </text:span><text:span text:style-name="T7">of</text:span><text:span text:style-name="T13"> </text:span><text:span text:style-name="T7">the</text:span><text:span text:style-name="T13"> </text:span><text:span text:style-name="T7">component</text:span><text:span text:style-name="T13"> </text:span><text:span text:style-name="T7">and</text:span><text:span text:style-name="T13"> </text:span><text:span text:style-name="T7">returns</text:span><text:span text:style-name="T13"> </text:span><text:span text:style-name="T7">an</text:span><text:span text:style-name="T13"> </text:span><text:span text:style-name="T7">array</text:span><text:span text:style-name="T13"> </text:span><text:span text:style-name="T7">containing</text:span><text:span text:style-name="T13"> </text:span><text:span text:style-name="T7">the</text:span><text:span text:style-name="T13"> </text:span><text:span text:style-name="T7">current</text:span><text:span text:style-name="T13"> </text:span><text:span text:style-name="T7">state</text:span><text:span text:style-name="T13"> </text:span><text:span text:style-name="T7">value</text:span><text:span text:style-name="T13"> </text:span><text:span text:style-name="T7">and</text:span><text:span text:style-name="T13"> </text:span><text:span text:style-name="T7">a</text:span><text:span text:style-name="T13"> </text:span><text:span text:style-name="T7">function</text:span><text:span text:style-name="T13"> </text:span><text:span text:style-name="T7">to</text:span><text:span text:style-name="T13"> </text:span><text:span text:style-name="T7">update</text:span><text:span text:style-name="T13"> </text:span><text:span text:style-name="T7">it.</text:span></text:p>
      <text:list xml:id="list924579131688" text:continue-numbering="true" text:style-name="L4">
        <text:list-header>
          <text:p text:style-name="P1"><text:span text:style-name="T11"/></text:p>
        </text:list-header>
        <text:list-item>
          <text:p text:style-name="P12"><text:span text:style-name="T6"><text:tab/></text:span><text:span text:style-name="T14">UseEffect </text:span></text:p>
        </text:list-item>
      </text:list>
      <text:p text:style-name="P13"><text:span text:style-name="T14"/></text:p>
      <text:p text:style-name="P14"><text:span text:style-name="T10"><text:s text:c="5"/>The</text:span><text:span text:style-name="T14"> </text:span><text:span text:style-name="T10">useEffect</text:span><text:span text:style-name="T14"> </text:span><text:span text:style-name="T10">hook</text:span><text:span text:style-name="T14"> </text:span><text:span text:style-name="T10">allows</text:span><text:span text:style-name="T14"> </text:span><text:span text:style-name="T10">a</text:span><text:span text:style-name="T14"> </text:span><text:span text:style-name="T10">functional</text:span><text:span text:style-name="T14"> </text:span><text:span text:style-name="T10">component</text:span><text:span text:style-name="T14"> </text:span><text:span text:style-name="T10">to</text:span><text:span text:style-name="T14"> </text:span><text:span text:style-name="T10">perform</text:span><text:span text:style-name="T14"> </text:span><text:span text:style-name="T10">side</text:span><text:span text:style-name="T14"> </text:span><text:span text:style-name="T10">effects</text:span><text:span text:style-name="T14"> </text:span><text:span text:style-name="T10">such</text:span><text:span text:style-name="T14"> </text:span><text:span text:style-name="T10">as</text:span><text:span text:style-name="T14"> </text:span><text:span text:style-name="T10">data</text:span><text:span text:style-name="T14"> </text:span><text:span text:style-name="T10">fetching,</text:span><text:span text:style-name="T14"> </text:span><text:span text:style-name="T10">subscriptions,</text:span><text:span text:style-name="T14"> </text:span><text:span text:style-name="T10">or</text:span><text:span text:style-name="T14"> </text:span><text:span text:style-name="T10">manually</text:span><text:span text:style-name="T14"> </text:span><text:span text:style-name="T10">changing</text:span><text:span text:style-name="T14"> </text:span><text:span text:style-name="T10">the</text:span><text:span text:style-name="T14"> </text:span><text:span text:style-name="T10">DOM</text:span><text:span text:style-name="T14"> </text:span><text:span text:style-name="T10">in</text:span><text:span text:style-name="T14"> </text:span><text:span text:style-name="T10">response</text:span><text:span text:style-name="T14"> </text:span><text:span text:style-name="T10">to</text:span><text:span text:style-name="T14"> </text:span><text:span text:style-name="T10">user</text:span><text:span text:style-name="T14"> </text:span><text:span text:style-name="T10">actions.</text:span><text:span text:style-name="T14"> </text:span><text:span text:style-name="T10">It</text:span><text:span text:style-name="T14"> </text:span><text:span text:style-name="T10">takes</text:span><text:span text:style-name="T14"> </text:span><text:span text:style-name="T10">a</text:span><text:span text:style-name="T14"> </text:span><text:span text:style-name="T10">callback</text:span><text:span text:style-name="T14"> </text:span><text:span text:style-name="T10">function</text:span><text:span text:style-name="T14"> </text:span><text:span text:style-name="T10">as</text:span><text:span text:style-name="T14"> </text:span><text:span text:style-name="T10">an</text:span><text:span text:style-name="T14"> </text:span><text:span text:style-name="T10">argument</text:span><text:span text:style-name="T14"> </text:span><text:span text:style-name="T10">which</text:span><text:span text:style-name="T14"> </text:span><text:span text:style-name="T10">is</text:span><text:span text:style-name="T14"> </text:span><text:span text:style-name="T10">executed</text:span><text:span text:style-name="T14"> </text:span><text:span text:style-name="T10">after</text:span><text:span text:style-name="T14"> </text:span><text:span text:style-name="T10">each</text:span><text:span text:style-name="T14"> </text:span><text:span text:style-name="T10">rend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lfaxAI" svg:font-family="ColfaxAI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16pt" style:font-name-asian="OpenSymbol" style:font-family-asian="OpenSymbol" style:font-charset-asian="x-symbol" style:font-size-asian="14pt" style:font-name-complex="OpenSymbol" style:font-family-complex="OpenSymbol" style:font-charset-complex="x-symbol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.503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23:51:04.437443631</meta:creation-date>
    <dc:date>2023-02-02T00:09:23.719258196</dc:date>
    <meta:editing-duration>PT8M8S</meta:editing-duration>
    <meta:editing-cycles>2</meta:editing-cycles>
    <meta:document-statistic meta:table-count="0" meta:image-count="0" meta:object-count="0" meta:page-count="1" meta:paragraph-count="19" meta:word-count="184" meta:character-count="1112" meta:non-whitespace-character-count="942"/>
    <meta:generator>LibreOffice/7.3.7.2$Linux_X86_64 LibreOffice_project/30$Build-2</meta:generator>
  </office:meta>
</office:document-meta>
</file>